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9cm" fo:min-width="5.583cm"/>
    </style:style>
    <style:style style:name="gr2" style:family="graphic" style:parent-style-name="standard">
      <style:graphic-properties draw:textarea-horizontal-align="justify" draw:textarea-vertical-align="middle" draw:auto-grow-height="false" fo:min-height="1.23cm" fo:min-width="5.58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219cm" fo:min-width="5.588cm"/>
    </style:style>
    <style:style style:name="gr9" style:family="graphic" style:parent-style-name="standard">
      <style:graphic-properties draw:textarea-horizontal-align="justify" draw:textarea-vertical-align="middle" draw:auto-grow-height="false" fo:min-height="1.22cm" fo:min-width="5.5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9cm" fo:min-width="0cm"/>
    </style:style>
    <style:style style:name="gr14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88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8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/>
    </style:style>
    <style:style style:name="P4" style:family="paragraph">
      <loext:graphic-properties draw:fill="solid" draw:fill-color="#ffffff" draw:opacity="100%"/>
      <style:paragraph-properties fo:text-align="center"/>
      <style:text-properties fo:font-size="10pt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3cm" svg:height="2.439cm" svg:x="12.305cm" svg:y="0.44cm">
          <draw:glue-point draw:id="4" svg:x="-2.741cm" svg:y="5.003cm"/>
          <draw:glue-point draw:id="5" svg:x="2.58cm" svg:y="5.003cm" draw:escape-direction="down"/>
          <draw:glue-point draw:id="6" svg:x="-2.741cm" svg:y="-4.996cm"/>
          <draw:glue-point draw:id="7" svg:x="2.258cm" svg:y="-4.996cm"/>
          <draw:glue-point draw:id="8" svg:x="-4.993cm" svg:y="-3.569cm"/>
          <draw:glue-point draw:id="9" svg:x="-4.993cm" svg:y="-1.664cm"/>
          <draw:glue-point draw:id="10" svg:x="-4.993cm" svg:y="1.668cm"/>
          <draw:glue-point draw:id="11" svg:x="-4.993cm" svg:y="3.573cm"/>
          <draw:glue-point draw:id="12" svg:x="-4.089cm" svg:y="5.001cm"/>
          <text:p text:style-name="P1">Preparación de Da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5.588cm" svg:height="1.23cm" svg:x="11.43cm" svg:y="5.318cm">
          <draw:glue-point draw:id="4" svg:x="-3.064cm" svg:y="-4.996cm"/>
          <draw:glue-point draw:id="5" svg:x="2.419cm" svg:y="-4.996cm" draw:escape-direction="up"/>
          <draw:glue-point draw:id="6" svg:x="2.419cm" svg:y="5.003cm"/>
          <draw:glue-point draw:id="7" svg:x="1.619cm" svg:y="5.003cm"/>
          <draw:glue-point draw:id="8" svg:x="-3.058cm" svg:y="5.003cm"/>
          <text:p text:style-name="P1">Filtrado de Dato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6cm" svg:y1="2.879cm" svg:x2="14.224cm" svg:y2="5.318cm" draw:start-shape="id1" draw:start-glue-point="2" draw:end-shape="id2" svg:d="M15096 2879v1219h-872v1220" svg:viewBox="0 0 873 2440">
          <text:p/>
        </draw:connector>
        <draw:frame draw:style-name="gr4" draw:text-style-name="P3" xml:id="id14" draw:id="id14" draw:layer="layout" svg:width="3.048cm" svg:height="0.395cm" svg:x="3.459cm" svg:y="0.567cm">
          <draw:text-box>
            <text:p text:style-name="P1"><text:span text:style-name="T1">Genotipo (.ped)</text:span></text:p>
          </draw:text-box>
        </draw:frame>
        <draw:frame draw:style-name="gr5" draw:text-style-name="P3" xml:id="id13" draw:id="id13" draw:layer="layout" svg:width="3.905cm" svg:height="0.395cm" svg:x="3.424cm" svg:y="1.459cm">
          <draw:text-box>
            <text:p text:style-name="P1"><text:span text:style-name="T1">Posiciones SNPs (.map) </text:span></text:p>
          </draw:text-box>
        </draw:frame>
        <draw:frame draw:style-name="gr6" draw:text-style-name="P3" xml:id="id12" draw:id="id12" draw:layer="layout" svg:width="2.301cm" svg:height="0.447cm" svg:x="3.471cm" svg:y="2.308cm">
          <draw:text-box>
            <text:p text:style-name="P1"><text:span text:style-name="T1">Fenotipo (.txt)</text:span></text:p>
          </draw:text-box>
        </draw:frame>
        <draw:frame draw:style-name="gr7" draw:text-style-name="P3" draw:layer="layout" svg:width="2.809cm" svg:height="0.853cm" svg:x="12.247cm" svg:y="3.18cm">
          <draw:text-box>
            <text:p text:style-name="P1"><text:span text:style-name="T1">Genotipo binario</text:span></text:p>
            <text:p text:style-name="P1"><text:span text:style-name="T1">(.bed, .bim. ,fam)</text:span></text:p>
          </draw:text-box>
        </draw:frame>
        <draw:custom-shape draw:style-name="gr8" draw:text-style-name="P1" xml:id="id3" draw:id="id3" draw:layer="layout" svg:width="5.588cm" svg:height="1.219cm" svg:x="10.555cm" svg:y="8.951cm">
          <draw:glue-point draw:id="4" svg:x="-3.234cm" svg:y="-4.996cm"/>
          <draw:glue-point draw:id="5" svg:x="2.225cm" svg:y="-4.996cm" draw:escape-direction="up"/>
          <draw:glue-point draw:id="6" svg:x="-2.479cm" svg:y="5.003cm"/>
          <draw:glue-point draw:id="7" svg:x="2.359cm" svg:y="5.003cm"/>
          <text:p text:style-name="P1">Corrección de Estructura Poblacional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5.588cm" svg:height="1.22cm" svg:x="9.755cm" svg:y="12.609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5.001cm" svg:y="-2.729cm"/>
          <draw:glue-point draw:id="9" svg:x="5.001cm" svg:y="2.475cm"/>
          <text:p text:style-name="P1">Estudio de Asociación Univariad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4.224cm" svg:y1="6.548cm" svg:x2="13.349cm" svg:y2="8.951cm" draw:start-shape="id2" draw:start-glue-point="2" draw:end-shape="id3" svg:d="M14224 6548v1201h-875v1202" svg:viewBox="0 0 876 2404">
          <text:p/>
        </draw:connector>
        <draw:connector draw:style-name="gr3" draw:text-style-name="P2" draw:layer="layout" svg:x1="11.964cm" svg:y1="10.169cm" svg:x2="11.198cm" svg:y2="12.61cm" draw:start-shape="id3" draw:start-glue-point="6" draw:end-shape="id4" draw:end-glue-point="4" svg:d="M11964 10169v1220h-766v1221" svg:viewBox="0 0 767 2442">
          <text:p/>
        </draw:connector>
        <draw:connector draw:style-name="gr3" draw:text-style-name="P2" draw:layer="layout" svg:x1="14.667cm" svg:y1="10.169cm" svg:x2="13.9cm" svg:y2="12.61cm" draw:start-shape="id3" draw:start-glue-point="7" draw:end-shape="id4" draw:end-glue-point="5" svg:d="M14667 10169v1220h-767v1221" svg:viewBox="0 0 768 2442">
          <text:p/>
        </draw:connector>
        <draw:frame draw:style-name="gr10" draw:text-style-name="P3" draw:layer="layout" svg:width="2.105cm" svg:height="0.789cm" svg:x="9.771cm" svg:y="10.414cm">
          <draw:text-box>
            <text:p text:style-name="P1"><text:span text:style-name="T1">Covariables</text:span></text:p>
            <text:p text:style-name="P1"><text:span text:style-name="T1">(.eigenvect)</text:span></text:p>
          </draw:text-box>
        </draw:frame>
        <draw:frame draw:style-name="gr10" draw:text-style-name="P3" draw:layer="layout" svg:width="2.105cm" svg:height="0.789cm" svg:x="12.746cm" svg:y="10.388cm">
          <draw:text-box>
            <text:p text:style-name="P1"><text:span text:style-name="T1">Nro. Covariables</text:span></text:p>
          </draw:text-box>
        </draw:frame>
        <draw:frame draw:style-name="gr11" draw:text-style-name="P3" xml:id="id8" draw:id="id8" draw:layer="layout" svg:width="1.386cm" svg:height="0.395cm" svg:x="3.933cm" svg:y="10.642cm">
          <draw:text-box>
            <text:p text:style-name="P1"><text:span text:style-name="T1">Fenotipo</text:span></text:p>
          </draw:text-box>
        </draw:frame>
        <draw:frame draw:style-name="gr12" draw:text-style-name="P3" draw:layer="layout" svg:width="2.809cm" svg:height="0.854cm" svg:x="11.149cm" svg:y="6.755cm">
          <draw:text-box>
            <text:p text:style-name="P1"><text:span text:style-name="T1">Genotipo filtrado</text:span></text:p>
            <text:p text:style-name="P1"><text:span text:style-name="T1">(.bed, .bim. ,fam)</text:span></text:p>
          </draw:text-box>
        </draw:frame>
        <draw:frame draw:style-name="gr13" draw:text-style-name="P3" xml:id="id6" draw:id="id6" draw:layer="layout" svg:width="1.524cm" svg:height="0.889cm" svg:x="5.637cm" svg:y="10.6cm">
          <draw:text-box>
            <text:p text:style-name="P1"><text:span text:style-name="T1">Genotipo filtrado</text:span></text:p>
          </draw:text-box>
        </draw:frame>
        <draw:custom-shape draw:style-name="gr8" draw:text-style-name="P1" xml:id="id5" draw:id="id5" draw:layer="layout" svg:width="5.588cm" svg:height="1.219cm" svg:x="8.855cm" svg:y="16.258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-2.335cm" svg:y="5.007cm"/>
          <draw:glue-point draw:id="9" svg:x="2.21cm" svg:y="5.007cm"/>
          <text:p text:style-name="P1">Desplieugue Resultad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2.549cm" svg:y1="13.829cm" svg:x2="11.649cm" svg:y2="16.258cm" draw:start-shape="id4" draw:start-glue-point="2" draw:end-shape="id5" draw:end-glue-point="0" svg:d="M12549 13829v1214h-900v1215" svg:viewBox="0 0 901 2430">
          <text:p/>
        </draw:connector>
        <draw:frame draw:style-name="gr10" draw:text-style-name="P3" draw:layer="layout" svg:width="2.105cm" svg:height="0.789cm" svg:x="10.325cm" svg:y="14.046cm">
          <draw:text-box>
            <text:p text:style-name="P1"><text:span text:style-name="T1">Asociaciones</text:span></text:p>
            <text:p text:style-name="P1"><text:span text:style-name="T1">(.assoc)</text:span></text:p>
          </draw:text-box>
        </draw:frame>
        <draw:connector draw:style-name="gr3" draw:text-style-name="P2" draw:layer="layout" svg:x1="10.345cm" svg:y1="17.477cm" svg:x2="8.955cm" svg:y2="19.963cm" draw:start-shape="id5" draw:start-glue-point="8" svg:d="M10345 17477v1493h-1390v993" svg:viewBox="0 0 1391 2487">
          <text:p/>
        </draw:connector>
        <draw:connector draw:style-name="gr3" draw:text-style-name="P2" draw:layer="layout" svg:x1="12.883cm" svg:y1="17.477cm" svg:x2="11.144cm" svg:y2="19.998cm" draw:start-shape="id5" draw:start-glue-point="9" svg:d="M12883 17477v1511h-1739v1010" svg:viewBox="0 0 1740 2522">
          <text:p/>
        </draw:connector>
        <draw:frame draw:style-name="gr14" draw:text-style-name="P4" draw:layer="layout" svg:width="3.175cm" svg:height="0.889cm" svg:x="8.896cm" svg:y="17.796cm">
          <draw:text-box>
            <text:p text:style-name="P1"><text:span text:style-name="T1">SNPs significantes</text:span></text:p>
            <text:p text:style-name="P1"><text:span text:style-name="T1">(Gráfico Manhattan)</text:span></text:p>
          </draw:text-box>
        </draw:frame>
        <draw:frame draw:style-name="gr15" draw:text-style-name="P3" draw:layer="layout" svg:width="3.175cm" svg:height="1.183cm" svg:x="12.897cm" svg:y="17.697cm">
          <draw:text-box>
            <text:p text:style-name="P1"><text:span text:style-name="T1">Comparación distribuciones</text:span></text:p>
            <text:p text:style-name="P1"><text:span text:style-name="T1">(Gráfico qq plot)</text:span></text:p>
          </draw:text-box>
        </draw:frame>
        <draw:connector draw:style-name="gr3" draw:text-style-name="P2" draw:layer="layout" draw:line-skew="-0.181cm" svg:x1="6.399cm" svg:y1="11.489cm" svg:x2="5.974cm" svg:y2="12.614cm" draw:start-shape="id6" draw:start-glue-point="2" draw:end-shape="id7" draw:end-glue-point="5" svg:d="M6399 11489v381h-425v744" svg:viewBox="0 0 426 1126">
          <text:p/>
        </draw:connector>
        <draw:connector draw:style-name="gr3" draw:text-style-name="P2" draw:layer="layout" svg:x1="4.626cm" svg:y1="11.037cm" svg:x2="4.623cm" svg:y2="12.613cm" draw:start-shape="id8" draw:start-glue-point="2" draw:end-shape="id7" draw:end-glue-point="0" svg:d="M4626 11037v788h-3v788" svg:viewBox="0 0 4 1577">
          <text:p/>
        </draw:connector>
        <draw:custom-shape draw:style-name="gr9" draw:text-style-name="P1" xml:id="id7" draw:id="id7" draw:layer="layout" svg:width="5.588cm" svg:height="1.22cm" svg:x="1.829cm" svg:y="12.613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5cm" svg:y="-2.918cm"/>
          <draw:glue-point draw:id="9" svg:x="5cm" svg:y="2.286cm"/>
          <text:p text:style-name="P1">Estudio de Asociación de Gene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xml:id="id9" draw:id="id9" draw:layer="layout" svg:width="1.513cm" svg:height="0.395cm" svg:x="16.74cm" svg:y="12.687cm">
          <draw:text-box>
            <text:p text:style-name="P1"><text:span text:style-name="T1"><text:s/></text:span><text:span text:style-name="T1">Fenotipo</text:span></text:p>
          </draw:text-box>
        </draw:frame>
        <draw:frame draw:style-name="gr11" draw:text-style-name="P6" xml:id="id10" draw:id="id10" draw:layer="layout" svg:width="2.794cm" svg:height="0.395cm" svg:x="16.329cm" svg:y="13.322cm">
          <draw:text-box>
            <text:p text:style-name="P5"><text:span text:style-name="T1"><text:s/></text:span><text:span text:style-name="T1">Genotipo filtrado</text:span></text:p>
          </draw:text-box>
        </draw:frame>
        <draw:connector draw:style-name="gr3" draw:text-style-name="P2" draw:layer="layout" draw:type="line" svg:x1="16.74cm" svg:y1="12.884cm" svg:x2="15.343cm" svg:y2="12.887cm" draw:start-shape="id9" draw:start-glue-point="3" draw:end-shape="id4" draw:end-glue-point="8" svg:d="M16740 12884l-1397 3" svg:viewBox="0 0 1398 4">
          <text:p/>
        </draw:connector>
        <draw:connector draw:style-name="gr3" draw:text-style-name="P2" draw:layer="layout" draw:type="line" svg:x1="16.329cm" svg:y1="13.519cm" svg:x2="15.343cm" svg:y2="13.52cm" draw:start-shape="id10" draw:start-glue-point="3" draw:end-shape="id4" draw:end-glue-point="9" svg:d="M16329 13519l-986 1" svg:viewBox="0 0 987 2">
          <text:p/>
        </draw:connector>
        <draw:frame draw:style-name="gr13" draw:text-style-name="P3" xml:id="id11" draw:id="id11" draw:layer="layout" svg:width="1.983cm" svg:height="0.889cm" svg:x="1.749cm" svg:y="10.6cm">
          <draw:text-box>
            <text:p text:style-name="P1"><text:span text:style-name="T1">Anotaciones de genes</text:span></text:p>
          </draw:text-box>
        </draw:frame>
        <draw:connector draw:style-name="gr3" draw:text-style-name="P2" draw:layer="layout" draw:line-skew="-0.181cm" svg:x1="2.74cm" svg:y1="11.489cm" svg:x2="3.272cm" svg:y2="12.614cm" draw:start-shape="id11" draw:start-glue-point="2" draw:end-shape="id7" draw:end-glue-point="4" svg:d="M2740 11489v381h532v744" svg:viewBox="0 0 533 1126">
          <text:p/>
        </draw:connector>
        <draw:connector draw:style-name="gr3" draw:text-style-name="P2" draw:layer="layout" draw:line-skew="-0.827cm" svg:x1="14.224cm" svg:y1="6.548cm" svg:x2="6.399cm" svg:y2="10.6cm" draw:start-shape="id2" draw:start-glue-point="2" draw:end-shape="id6" draw:end-glue-point="0" svg:d="M14224 6548v1200h-7825v2852" svg:viewBox="0 0 7826 4053">
          <text:p/>
        </draw:connector>
        <draw:connector draw:style-name="gr3" draw:text-style-name="P2" draw:layer="layout" draw:type="line" svg:x1="5.772cm" svg:y1="2.531cm" svg:x2="12.309cm" svg:y2="2.53cm" draw:start-shape="id12" draw:start-glue-point="1" draw:end-shape="id1" draw:end-glue-point="11" svg:d="M5772 2531l6537-1" svg:viewBox="0 0 6538 2">
          <text:p/>
        </draw:connector>
        <draw:connector draw:style-name="gr3" draw:text-style-name="P2" draw:layer="layout" draw:type="line" svg:x1="4.621cm" svg:y1="2.755cm" svg:x2="4.626cm" svg:y2="10.642cm" draw:start-shape="id12" draw:start-glue-point="2" draw:end-shape="id8" draw:end-glue-point="0" svg:d="M4621 2755l5 7887" svg:viewBox="0 0 6 7888">
          <text:p/>
        </draw:connector>
        <draw:connector draw:style-name="gr3" draw:text-style-name="P2" draw:layer="layout" draw:type="line" svg:x1="7.329cm" svg:y1="1.656cm" svg:x2="12.305cm" svg:y2="1.659cm" draw:start-shape="id13" draw:start-glue-point="1" draw:end-shape="id1" draw:end-glue-point="3" svg:d="M7329 1656l4976 3" svg:viewBox="0 0 4977 4">
          <text:p/>
        </draw:connector>
        <draw:connector draw:style-name="gr3" draw:text-style-name="P2" draw:layer="layout" draw:type="line" svg:x1="6.507cm" svg:y1="0.764cm" svg:x2="12.309cm" svg:y2="0.789cm" draw:start-shape="id14" draw:start-glue-point="1" draw:end-shape="id1" draw:end-glue-point="8" svg:d="M6507 764l5802 25" svg:viewBox="0 0 5803 26">
          <text:p/>
        </draw:connector>
        <draw:custom-shape draw:style-name="gr8" draw:text-style-name="P1" xml:id="id15" draw:id="id15" draw:layer="layout" svg:width="5.588cm" svg:height="1.219cm" svg:x="0.555cm" svg:y="16.257cm">
          <draw:glue-point draw:id="4" svg:x="-2.419cm" svg:y="-4.996cm"/>
          <draw:glue-point draw:id="5" svg:x="2.419cm" svg:y="-4.996cm" draw:escape-direction="up"/>
          <draw:glue-point draw:id="6" svg:x="-5.001cm" svg:y="-2.404cm"/>
          <draw:glue-point draw:id="7" svg:x="-5.001cm" svg:y="2.534cm"/>
          <draw:glue-point draw:id="8" svg:x="-2.335cm" svg:y="5.007cm"/>
          <draw:glue-point draw:id="9" svg:x="2.21cm" svg:y="5.007cm"/>
          <text:p text:style-name="P1">Desplieugue Resultad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.045cm" svg:y1="17.476cm" svg:x2="0.655cm" svg:y2="19.962cm" draw:start-shape="id15" draw:start-glue-point="8" svg:d="M2045 17476v1493h-1390v993" svg:viewBox="0 0 1391 2487">
          <text:p/>
        </draw:connector>
        <draw:connector draw:style-name="gr3" draw:text-style-name="P2" draw:layer="layout" svg:x1="4.583cm" svg:y1="17.476cm" svg:x2="2.844cm" svg:y2="19.997cm" draw:start-shape="id15" draw:start-glue-point="9" svg:d="M4583 17476v1511h-1739v1010" svg:viewBox="0 0 1740 2522">
          <text:p/>
        </draw:connector>
        <draw:frame draw:style-name="gr16" draw:text-style-name="P7" draw:layer="layout" svg:width="3.175cm" svg:height="0.889cm" svg:x="0.096cm" svg:y="17.695cm">
          <draw:text-box>
            <text:p text:style-name="P1"><text:span text:style-name="T1">SNPs significantes</text:span></text:p>
            <text:p text:style-name="P1"><text:span text:style-name="T1">(Gráfico Manhattan)</text:span></text:p>
          </draw:text-box>
        </draw:frame>
        <draw:frame draw:style-name="gr15" draw:text-style-name="P3" draw:layer="layout" svg:width="3.175cm" svg:height="1.183cm" svg:x="4.697cm" svg:y="17.596cm">
          <draw:text-box>
            <text:p text:style-name="P1"><text:span text:style-name="T1">Comparación distribuciones</text:span></text:p>
            <text:p text:style-name="P1"><text:span text:style-name="T1">(Gráfico qq plot)</text:span></text:p>
          </draw:text-box>
        </draw:frame>
        <draw:connector draw:style-name="gr3" draw:text-style-name="P2" draw:layer="layout" svg:x1="4.623cm" svg:y1="13.833cm" svg:x2="2.244cm" svg:y2="16.258cm" draw:start-shape="id7" svg:d="M4623 13833v1463h-2379v962" svg:viewBox="0 0 2380 2426">
          <text:p/>
        </draw:connector>
        <draw:frame draw:style-name="gr10" draw:text-style-name="P3" draw:layer="layout" svg:width="2.105cm" svg:height="0.789cm" svg:x="2.42cm" svg:y="14.046cm">
          <draw:text-box>
            <text:p text:style-name="P1"><text:span text:style-name="T1">Asociaciones</text:span></text:p>
            <text:p text:style-name="P1"><text:span text:style-name="T1">(.asso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19:04:16.963630515</meta:creation-date>
    <dc:date>2019-09-06T09:25:53.875503635</dc:date>
    <meta:editing-duration>PT20H50M22S</meta:editing-duration>
    <meta:editing-cycles>54</meta:editing-cycles>
    <meta:generator>LibreOffice/6.0.7.3$Linux_X86_64 LibreOffice_project/00m0$Build-3</meta:generator>
    <meta:document-statistic meta:object-count="45"/>
  </office:meta>
</office:document-meta>
</file>